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4ff4" officeooo:paragraph-rsid="000a4ff4"/>
    </style:style>
    <style:style style:name="P2" style:family="paragraph" style:parent-style-name="Standard">
      <style:text-properties officeooo:rsid="000a4ff4" officeooo:paragraph-rsid="000b0b41"/>
    </style:style>
    <style:style style:name="P3" style:family="paragraph" style:parent-style-name="Standard">
      <style:text-properties fo:font-weight="bold" officeooo:rsid="000a4ff4" officeooo:paragraph-rsid="000a4ff4" style:font-weight-asian="bold" style:font-weight-complex="bold"/>
    </style:style>
    <style:style style:name="P4" style:family="paragraph" style:parent-style-name="Standard">
      <style:text-properties fo:font-weight="bold" officeooo:rsid="000b8d10" officeooo:paragraph-rsid="000e4076" style:font-weight-asian="bold" style:font-weight-complex="bold"/>
    </style:style>
    <style:style style:name="P5" style:family="paragraph" style:parent-style-name="Standard">
      <style:text-properties fo:font-weight="bold" officeooo:rsid="000e4076" officeooo:paragraph-rsid="000e4076" style:font-weight-asian="bold" style:font-weight-complex="bold"/>
    </style:style>
    <style:style style:name="P6" style:family="paragraph" style:parent-style-name="Standard">
      <style:text-properties fo:font-weight="bold" officeooo:rsid="000c106c" officeooo:paragraph-rsid="000e4076" style:font-weight-asian="bold" style:font-weight-complex="bold"/>
    </style:style>
    <style:style style:name="P7" style:family="paragraph" style:parent-style-name="Standard">
      <style:text-properties officeooo:rsid="000b4ec6" officeooo:paragraph-rsid="000b4ec6"/>
    </style:style>
    <style:style style:name="P8" style:family="paragraph" style:parent-style-name="Standard">
      <style:text-properties officeooo:rsid="000b8d10" officeooo:paragraph-rsid="000b8d10"/>
    </style:style>
    <style:style style:name="P9" style:family="paragraph" style:parent-style-name="Standard">
      <style:text-properties officeooo:rsid="000b8d10" officeooo:paragraph-rsid="000e4076"/>
    </style:style>
    <style:style style:name="P10" style:family="paragraph" style:parent-style-name="Standard">
      <style:text-properties officeooo:rsid="000b8d10" officeooo:paragraph-rsid="0011a40b"/>
    </style:style>
    <style:style style:name="P11" style:family="paragraph" style:parent-style-name="Standard">
      <style:text-properties officeooo:rsid="000b8d10" officeooo:paragraph-rsid="00137d35"/>
    </style:style>
    <style:style style:name="P12" style:family="paragraph" style:parent-style-name="Standard">
      <style:text-properties officeooo:rsid="000c9f69" officeooo:paragraph-rsid="000c9f69"/>
    </style:style>
    <style:style style:name="P13" style:family="paragraph" style:parent-style-name="Standard">
      <style:text-properties officeooo:rsid="000e4076" officeooo:paragraph-rsid="000e4076"/>
    </style:style>
    <style:style style:name="P14" style:family="paragraph" style:parent-style-name="Standard">
      <style:text-properties officeooo:rsid="001444d4" officeooo:paragraph-rsid="001444d4"/>
    </style:style>
    <style:style style:name="P15" style:family="paragraph" style:parent-style-name="Standard">
      <style:text-properties officeooo:rsid="00164f78" officeooo:paragraph-rsid="00164f78"/>
    </style:style>
    <style:style style:name="P16" style:family="paragraph" style:parent-style-name="Standard">
      <style:text-properties officeooo:rsid="000b0b41" officeooo:paragraph-rsid="000b0b41"/>
    </style:style>
    <style:style style:name="P17" style:family="paragraph" style:parent-style-name="Standard">
      <style:text-properties officeooo:rsid="0011a40b" officeooo:paragraph-rsid="0011a40b"/>
    </style:style>
    <style:style style:name="P18" style:family="paragraph" style:parent-style-name="Standard">
      <style:text-properties officeooo:rsid="0012f9c3" officeooo:paragraph-rsid="0012f9c3"/>
    </style:style>
    <style:style style:name="P19" style:family="paragraph" style:parent-style-name="Standard">
      <style:text-properties officeooo:rsid="0012f9c3" officeooo:paragraph-rsid="00137d35"/>
    </style:style>
    <style:style style:name="P20" style:family="paragraph" style:parent-style-name="Standard">
      <style:paragraph-properties fo:text-align="center" style:justify-single-word="false" fo:break-before="page"/>
      <style:text-properties officeooo:rsid="000c9f69" officeooo:paragraph-rsid="000c9f69"/>
    </style:style>
    <style:style style:name="P21" style:family="paragraph" style:parent-style-name="Table_20_Contents">
      <style:paragraph-properties fo:text-align="center" style:justify-single-word="false"/>
      <style:text-properties officeooo:rsid="000c9f69" officeooo:paragraph-rsid="000c9f69"/>
    </style:style>
    <style:style style:name="P22" style:family="paragraph" style:parent-style-name="Table_20_Contents">
      <style:paragraph-properties fo:text-align="center" style:justify-single-word="false"/>
      <style:text-properties officeooo:rsid="000c9f69" officeooo:paragraph-rsid="000ee63b"/>
    </style:style>
    <style:style style:name="P23" style:family="paragraph" style:parent-style-name="Table_20_Contents">
      <style:paragraph-properties fo:text-align="center" style:justify-single-word="false"/>
      <style:text-properties officeooo:rsid="000c9f69" officeooo:paragraph-rsid="001794ef"/>
    </style:style>
    <style:style style:name="P24" style:family="paragraph" style:parent-style-name="Table_20_Contents">
      <style:paragraph-properties fo:text-align="center" style:justify-single-word="false"/>
      <style:text-properties officeooo:rsid="0018ed7c" officeooo:paragraph-rsid="0018ed7c"/>
    </style:style>
    <style:style style:name="P25" style:family="paragraph" style:parent-style-name="Standard">
      <style:text-properties officeooo:rsid="000a4ff4" officeooo:paragraph-rsid="000a4ff4"/>
    </style:style>
    <style:style style:name="T1" style:family="text">
      <style:text-properties officeooo:rsid="000b0b41"/>
    </style:style>
    <style:style style:name="T2" style:family="text">
      <style:text-properties officeooo:rsid="000b8d10"/>
    </style:style>
    <style:style style:name="T3" style:family="text">
      <style:text-properties officeooo:rsid="000c9f69"/>
    </style:style>
    <style:style style:name="T4" style:family="text">
      <style:text-properties officeooo:rsid="000e4076"/>
    </style:style>
    <style:style style:name="T5" style:family="text">
      <style:text-properties officeooo:rsid="000ee63b"/>
    </style:style>
    <style:style style:name="T6" style:family="text">
      <style:text-properties officeooo:rsid="0010416c"/>
    </style:style>
    <style:style style:name="T7" style:family="text">
      <style:text-properties officeooo:rsid="0011a40b"/>
    </style:style>
    <style:style style:name="T8" style:family="text">
      <style:text-properties officeooo:rsid="00154a0d"/>
    </style:style>
    <style:style style:name="T9" style:family="text">
      <style:text-properties officeooo:rsid="00164f78"/>
    </style:style>
    <style:style style:name="T10" style:family="text">
      <style:text-properties officeooo:rsid="001794ef"/>
    </style:style>
    <style:style style:name="T11" style:family="text">
      <style:text-properties officeooo:rsid="001a5cbf"/>
    </style:style>
    <style:style style:name="T12" style:family="text">
      <style:text-properties officeooo:rsid="001b8b7d"/>
    </style:style>
    <style:style style:name="T13" style:family="text">
      <style:text-properties officeooo:rsid="001d5da6"/>
    </style:style>
    <style:style style:name="T14" style:family="text">
      <style:text-properties officeooo:rsid="001dde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Raspberry Pi 3 Installation Procedure, 6/21/16</text:p>
      <text:p text:style-name="P1"/>
      <text:p text:style-name="P3">BEFORE REPLACING Pi's: <text:s/>record MAC addresses from each machine.</text:p>
      <text:p text:style-name="P6">How to find MAC address: in MATE terminal, type ifconfig. <text:s/>The MAC address is the HWaddr.</text:p>
      <text:p text:style-name="P1"/>
      <text:p text:style-name="P3">I. Fresh installation of Ubuntu Mate 16.10</text:p>
      <text:p text:style-name="P1"/>
      <text:p text:style-name="P1">1. <text:s/>Select name: thermoadmin, username thermoadmin (password: jamesprescottjoule)</text:p>
      <text:p text:style-name="P1">2. <text:s/>Add second user: student, student (password: gosset)</text:p>
      <text:p text:style-name="P1">3. <text:s/>sudo apt-get update</text:p>
      <text:p text:style-name="P1"><text:s text:c="6"/>sudo apt-get upgrade</text:p>
      <text:p text:style-name="P2">4. <text:s/><text:span text:style-name="T1">Turn off automatic loading of Welcome screen</text:span></text:p>
      <text:p text:style-name="P16">5. <text:s/>Resize file partition </text:p>
      <text:p text:style-name="P1"/>
      <text:p text:style-name="P1"/>
      <text:p text:style-name="P3"><text:span text:style-name="T4">II. I</text:span>nterface changes</text:p>
      <text:p text:style-name="P1"/>
      <text:p text:style-name="P13">1. Modify desktops:</text:p>
      <text:p text:style-name="P1"><text:tab/>change clock to 12-hour format</text:p>
      <text:p text:style-name="P1"><text:tab/>add weather</text:p>
      <text:p text:style-name="P1"><text:tab/>add MATE terminal, LibreOffice Writer and Calc, <text:span text:style-name="T1">Galculator</text:span> to panel</text:p>
      <text:p text:style-name="P1"><text:tab/><text:span text:style-name="T1">add Log Out to top panel, System Monitor to bottom right</text:span></text:p>
      <text:p text:style-name="P1"><text:tab/><text:span text:style-name="T1">change background for thermoadmin to make it obvious when we are logged in</text:span></text:p>
      <text:p text:style-name="P1"><text:tab/><text:span text:style-name="T6">Fix screensaver so it doesn't require a password to go back in!</text:span></text:p>
      <text:p text:style-name="P1"><text:tab/><text:span text:style-name="T14">DISABLE WIFI</text:span></text:p>
      <text:p text:style-name="P7"/>
      <text:p text:style-name="P13">2. Modify Firefox:</text:p>
      <text:p text:style-name="P13"><text:s/><text:tab/>to not remember history, not accept cookies</text:p>
      <text:p text:style-name="P13"><text:tab/>add bookmarks bar, add my.calpoly.edu bookmark </text:p>
      <text:p text:style-name="P7"/>
      <text:p text:style-name="P7"><text:span text:style-name="T4">3. I</text:span>nstall <text:span text:style-name="T4">basic </text:span>software:</text:p>
      <text:p text:style-name="P7"><text:tab/>Gparted</text:p>
      <text:p text:style-name="P7"><text:tab/>Ubuntu Software Center</text:p>
      <text:p text:style-name="P7"><text:tab/>spyder</text:p>
      <text:p text:style-name="P7"><text:tab/><text:span text:style-name="T2">tortoisehg</text:span></text:p>
      <text:p text:style-name="P7"><text:tab/><text:span text:style-name="T2">add Spyder and TortoiseHg to panel on thermoadmin</text:span></text:p>
      <text:p text:style-name="P7"/>
      <text:p text:style-name="P5">III. Users/Machine registration</text:p>
      <text:p text:style-name="P8"/>
      <text:p text:style-name="P8"><text:span text:style-name="T4">1</text:span>. <text:s/>reduce permissions for student?</text:p>
      <text:p text:style-name="P8"><text:span text:style-name="T4">2. </text:span>Have Ben… Register MAC addresses for each Pi <text:span text:style-name="T3">(new MAC addresses are listed at end of this doc)</text:span></text:p>
      <text:p text:style-name="P8"><text:span text:style-name="T4">3. Have Ben or Larry a</text:span>dd cpadmin user/login</text:p>
      <text:p text:style-name="P8"/>
      <text:p text:style-name="P4"><text:span text:style-name="T4">IV</text:span>. <text:span text:style-name="T4">PolyDAQ Setup</text:span></text:p>
      <text:p text:style-name="P9"/>
      <text:p text:style-name="P10"><text:span text:style-name="T4">1. Make usr/local/PolyDAQ folder and </text:span>copy PolyDAQ files <text:span text:style-name="T7">there (you'll have to open the folder “as administrator” first)</text:span></text:p>
      <text:p text:style-name="P17">2. Copy PolyDAQ.desktop to desktop. <text:s/>Change its permissions to “allow executing file as program.”</text:p>
      <text:p text:style-name="P18">3. Install:</text:p>
      <text:p text:style-name="P18"><text:soft-page-break/><text:tab/>sudo apt-get install python-serial (NOTE: ALREADY INSTALLED)</text:p>
      <text:p text:style-name="P19"><text:tab/>sudo apt-get install python-qwt5-qt4</text:p>
      <text:p text:style-name="P11"/>
      <text:p text:style-name="P14">4. <text:span text:style-name="T8">A</text:span>dd thermoadmin and student to group called dialout in file “group” (<text:span text:style-name="T8">folder </text:span>/etc/). <text:s/><text:span text:style-name="T9">This allows all users to access the PolyDAQ board (USBTTY0) without having to type “sudo.”</text:span></text:p>
      <text:p text:style-name="P14"/>
      <text:p text:style-name="P15"/>
      <text:p text:style-name="P15"/>
      <text:p text:style-name="P11"/>
      <text:p text:style-name="P19"><text:s text:c="2"/></text:p>
      <text:p text:style-name="P20">New MAC (HWaddr) addresses as of 6/21/16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21"/>
            <text:p text:style-name="P21">Station (as indicated by sticker)</text:p>
          </table:table-cell>
          <table:table-cell table:style-name="Table1.B1" table:number-columns-spanned="2" office:value-type="string">
            <text:p text:style-name="P24">MAC addresses </text:p>
            <text:p text:style-name="P24">(I separated the first three terms by spaces, since they are identical for all Pi's)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21">Old (Pi2) address</text:p>
          </table:table-cell>
          <table:table-cell table:style-name="Table1.C2" office:value-type="string">
            <text:p text:style-name="P21">New (Pi3) address</text:p>
          </table:table-cell>
        </table:table-row>
        <table:table-row>
          <table:table-cell table:style-name="Table1.B2" office:value-type="string">
            <text:p text:style-name="P21">1</text:p>
          </table:table-cell>
          <table:table-cell table:style-name="Table1.B2" office:value-type="string">
            <text:p text:style-name="P22">b8:27:eb: <text:s text:c="2"/><text:span text:style-name="T5">94:70:df</text:span></text:p>
          </table:table-cell>
          <table:table-cell table:style-name="Table1.C2" office:value-type="string">
            <text:p text:style-name="P23">b8:27:eb: <text:s/><text:span text:style-name="T10">66:a8:77</text:span></text:p>
          </table:table-cell>
        </table:table-row>
        <table:table-row>
          <table:table-cell table:style-name="Table1.B2" office:value-type="string">
            <text:p text:style-name="P21">2</text:p>
          </table:table-cell>
          <table:table-cell table:style-name="Table1.B2" office:value-type="string">
            <text:p text:style-name="P21">b8:27:eb: <text:s text:c="2"/>c5:79:ce</text:p>
          </table:table-cell>
          <table:table-cell table:style-name="Table1.C2" office:value-type="string">
            <text:p text:style-name="P23">b8:27:eb: <text:s/><text:span text:style-name="T11">ee:ee:64</text:span></text:p>
          </table:table-cell>
        </table:table-row>
        <table:table-row>
          <table:table-cell table:style-name="Table1.B2" office:value-type="string">
            <text:p text:style-name="P21">3</text:p>
          </table:table-cell>
          <table:table-cell table:style-name="Table1.B2" office:value-type="string">
            <text:p text:style-name="P22">b8:27:eb: <text:s text:c="2"/><text:span text:style-name="T5">f3:7b:88</text:span></text:p>
          </table:table-cell>
          <table:table-cell table:style-name="Table1.C2" office:value-type="string">
            <text:p text:style-name="P23">b8:27:eb: <text:s/><text:span text:style-name="T12">5e:8f:7b</text:span></text:p>
          </table:table-cell>
        </table:table-row>
        <table:table-row>
          <table:table-cell table:style-name="Table1.B2" office:value-type="string">
            <text:p text:style-name="P21">4</text:p>
          </table:table-cell>
          <table:table-cell table:style-name="Table1.B2" office:value-type="string">
            <text:p text:style-name="P22">b8:27:eb: <text:s text:c="2"/><text:span text:style-name="T5">87:80:e9</text:span></text:p>
          </table:table-cell>
          <table:table-cell table:style-name="Table1.C2" office:value-type="string">
            <text:p text:style-name="P23">b8:27:eb: <text:s text:c="2"/><text:span text:style-name="T12">88:42:af</text:span> </text:p>
          </table:table-cell>
        </table:table-row>
        <table:table-row>
          <table:table-cell table:style-name="Table1.B2" office:value-type="string">
            <text:p text:style-name="P21">5</text:p>
          </table:table-cell>
          <table:table-cell table:style-name="Table1.B2" office:value-type="string">
            <text:p text:style-name="P22">b8:27:eb: <text:s text:c="2"/><text:span text:style-name="T5">e4:94:83</text:span></text:p>
          </table:table-cell>
          <table:table-cell table:style-name="Table1.C2" office:value-type="string">
            <text:p text:style-name="P23">b8:27:eb: <text:s/><text:span text:style-name="T13">34:bb:54</text:span> </text:p>
          </table:table-cell>
        </table:table-row>
      </table:table>
      <text:p text:style-name="P12"><text:s/></text:p>
      <text:p text:style-name="P8"/>
      <text:p text:style-name="P7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08:43:29.223195808</meta:creation-date>
    <dc:date>2016-07-05T09:31:53.790705869</dc:date>
    <meta:editing-duration>PT2H1M47S</meta:editing-duration>
    <meta:editing-cycles>14</meta:editing-cycles>
    <meta:generator>LibreOffice/5.1.4.2$Linux_ARM_EABI LibreOffice_project/10m0$Build-2</meta:generator>
    <meta:document-statistic meta:table-count="1" meta:image-count="0" meta:object-count="0" meta:page-count="3" meta:paragraph-count="63" meta:word-count="341" meta:character-count="2238" meta:non-whitespace-character-count="1899"/>
  </office:meta>
</office:document-meta>
</file>